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style>
    <style:style style:name="P2" style:family="paragraph" style:parent-style-name="Standard">
      <style:paragraph-properties>
        <style:tab-stops>
          <style:tab-stop style:position="0.265cm"/>
        </style:tab-stops>
      </style:paragraph-properties>
    </style:style>
    <style:style style:name="P3" style:family="paragraph" style:parent-style-name="Standard">
      <style:paragraph-properties>
        <style:tab-stops>
          <style:tab-stop style:position="1.535cm"/>
        </style:tab-stops>
      </style:paragraph-properties>
    </style:style>
    <style:style style:name="P4" style:family="paragraph" style:parent-style-name="Standard">
      <style:paragraph-properties fo:margin-top="0cm" fo:margin-bottom="0.101cm" fo:line-height="100%"/>
      <style:text-properties fo:language="en" fo:country="US"/>
    </style:style>
    <style:style style:name="P5"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6" style:family="paragraph" style:parent-style-name="Standard">
      <style:paragraph-properties fo:margin-top="0cm" fo:margin-bottom="0.101cm" fo:line-height="100%">
        <style:tab-stops>
          <style:tab-stop style:position="1.164cm"/>
          <style:tab-stop style:position="3.889cm"/>
          <style:tab-stop style:position="9.657cm"/>
          <style:tab-stop style:position="12.938cm"/>
        </style:tab-stops>
      </style:paragraph-properties>
      <style:text-properties fo:language="en" fo:country="US"/>
    </style:style>
    <style:style style:name="P7" style:family="paragraph" style:parent-style-name="Standard">
      <style:paragraph-properties fo:margin-top="0cm" fo:margin-bottom="0.101cm" fo:line-height="100%">
        <style:tab-stops>
          <style:tab-stop style:position="1.164cm"/>
          <style:tab-stop style:position="4.524cm"/>
          <style:tab-stop style:position="8.916cm"/>
          <style:tab-stop style:position="12.938cm"/>
        </style:tab-stops>
      </style:paragraph-properties>
      <style:text-properties fo:language="en" fo:country="US"/>
    </style:style>
    <style:style style:name="P8" style:family="paragraph" style:parent-style-name="Standard">
      <style:paragraph-properties fo:margin-top="0cm" fo:margin-bottom="0.101cm" fo:line-height="100%">
        <style:tab-stops>
          <style:tab-stop style:position="2.17cm"/>
          <style:tab-stop style:position="3.36cm"/>
          <style:tab-stop style:position="8.149cm"/>
          <style:tab-stop style:position="10.16cm"/>
          <style:tab-stop style:position="12.938cm"/>
        </style:tab-stops>
      </style:paragraph-properties>
      <style:text-properties fo:language="en" fo:country="US"/>
    </style:style>
    <style:style style:name="P9" style:family="paragraph" style:parent-style-name="Standard">
      <style:paragraph-properties fo:margin-top="0cm" fo:margin-bottom="0.101cm" fo:line-height="100%">
        <style:tab-stops>
          <style:tab-stop style:position="0.979cm"/>
          <style:tab-stop style:position="2.17cm"/>
          <style:tab-stop style:position="3.942cm"/>
          <style:tab-stop style:position="6.403cm"/>
          <style:tab-stop style:position="7.99cm"/>
          <style:tab-stop style:position="10.16cm"/>
          <style:tab-stop style:position="11.853cm"/>
        </style:tab-stops>
      </style:paragraph-properties>
      <style:text-properties fo:language="en" fo:country="US" fo:font-weight="bold" style:font-weight-asian="bold" style:font-weight-complex="bold"/>
    </style:style>
    <style:style style:name="P10" style:family="paragraph" style:parent-style-name="Standard">
      <style:paragraph-properties fo:margin-top="0cm" fo:margin-bottom="0.101cm" fo:line-height="100%">
        <style:tab-stops>
          <style:tab-stop style:position="2.17cm"/>
          <style:tab-stop style:position="3.836cm"/>
          <style:tab-stop style:position="8.916cm"/>
          <style:tab-stop style:position="12.938cm"/>
        </style:tab-stops>
      </style:paragraph-properties>
      <style:text-properties fo:language="en" fo:country="US" fo:font-weight="bold" style:font-weight-asian="bold" style:font-weight-complex="bold"/>
    </style:style>
    <style:style style:name="P11"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99"/>
    </style:style>
    <style:style style:name="P12"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00"/>
    </style:style>
    <style:style style:name="P13"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style>
    <style:style style:name="P14"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style>
    <style:style style:name="P15" style:family="paragraph" style:parent-style-name="Standard">
      <style:paragraph-properties fo:margin-top="0cm" fo:margin-bottom="0.101cm" fo:line-height="100%" fo:break-before="page"/>
      <style:text-properties fo:language="en" fo:country="US"/>
    </style:style>
    <style:style style:name="P16"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17"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fo:background-color="#ffff99"/>
    </style:style>
    <style:style style:name="P18"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fo:background-color="transparent"/>
    </style:style>
    <style:style style:name="P19" style:family="paragraph" style:parent-style-name="Standard">
      <style:paragraph-properties fo:margin-top="0cm" fo:margin-bottom="0cm" fo:text-align="center" style:justify-single-word="false"/>
      <style:text-properties fo:font-size="22pt" fo:language="zxx" fo:country="none" style:font-size-asian="22pt" style:language-asian="zxx" style:country-asian="none" style:font-size-complex="22pt"/>
    </style:style>
    <style:style style:name="P20" style:family="paragraph" style:parent-style-name="Standard" style:master-page-name="Standard">
      <style:paragraph-properties fo:margin-top="0cm" fo:margin-bottom="0cm" fo:text-align="center" style:justify-single-word="false" style:page-number="auto"/>
      <style:text-properties fo:font-size="22pt" fo:language="zxx" fo:country="none" style:font-size-asian="22pt" style:language-asian="zxx" style:country-asian="none" style:font-size-complex="22pt"/>
    </style:style>
    <style:style style:name="P21"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language="en" fo:country="US" fo:background-color="#ffff00"/>
    </style:style>
    <style:style style:name="P22" style:family="paragraph" style:parent-style-name="Standard">
      <style:paragraph-properties fo:margin-top="0cm" fo:margin-bottom="0.101cm" fo:line-height="100%">
        <style:tab-stops>
          <style:tab-stop style:position="1.164cm"/>
          <style:tab-stop style:position="4.524cm"/>
          <style:tab-stop style:position="9.657cm"/>
          <style:tab-stop style:position="12.938cm"/>
        </style:tab-stops>
      </style:paragraph-properties>
      <style:text-properties fo:language="en" fo:country="US"/>
    </style:style>
    <style:style style:name="P23" style:family="paragraph" style:parent-style-name="Standard">
      <style:paragraph-properties fo:margin-top="0cm" fo:margin-bottom="0.101cm" fo:line-height="100%">
        <style:tab-stops>
          <style:tab-stop style:position="1.164cm"/>
          <style:tab-stop style:position="4.524cm"/>
          <style:tab-stop style:position="8.916cm"/>
          <style:tab-stop style:position="12.938cm"/>
        </style:tab-stops>
      </style:paragraph-properties>
      <style:text-properties fo:language="en" fo:country="US"/>
    </style:style>
    <style:style style:name="P24" style:family="paragraph" style:parent-style-name="Standard">
      <style:paragraph-properties fo:margin-top="0cm" fo:margin-bottom="0.101cm" fo:line-height="100%">
        <style:tab-stops>
          <style:tab-stop style:position="1.164cm"/>
          <style:tab-stop style:position="3.889cm"/>
          <style:tab-stop style:position="9.657cm"/>
          <style:tab-stop style:position="12.938cm"/>
        </style:tab-stops>
      </style:paragraph-properties>
      <style:text-properties fo:language="en" fo:country="US"/>
    </style:style>
    <style:style style:name="P25" style:family="paragraph" style:parent-style-name="Standard">
      <style:paragraph-properties fo:margin-top="0cm" fo:margin-bottom="0.101cm" fo:line-height="100%">
        <style:tab-stops>
          <style:tab-stop style:position="2.17cm"/>
          <style:tab-stop style:position="4.128cm"/>
          <style:tab-stop style:position="6.165cm"/>
          <style:tab-stop style:position="7.99cm"/>
          <style:tab-stop style:position="10.16cm"/>
          <style:tab-stop style:position="11.986cm"/>
        </style:tab-stops>
      </style:paragraph-properties>
      <style:text-properties fo:language="en" fo:country="US" fo:font-weight="bold" style:font-weight-asian="bold" style:font-weight-complex="bold"/>
    </style:style>
    <style:style style:name="P26" style:family="paragraph" style:parent-style-name="Standard">
      <style:paragraph-properties fo:margin-top="0cm" fo:margin-bottom="0.101cm" fo:line-height="100%">
        <style:tab-stops>
          <style:tab-stop style:position="0cm"/>
          <style:tab-stop style:position="2.17cm"/>
          <style:tab-stop style:position="4.63cm"/>
          <style:tab-stop style:position="6.668cm"/>
          <style:tab-stop style:position="8.625cm"/>
          <style:tab-stop style:position="10.663cm"/>
          <style:tab-stop style:position="12.462cm"/>
        </style:tab-stops>
      </style:paragraph-properties>
      <style:text-properties fo:background-color="#ffff00"/>
    </style:style>
    <style:style style:name="P27" style:family="paragraph" style:parent-style-name="Standard">
      <style:paragraph-properties fo:margin-top="0cm" fo:margin-bottom="0.101cm" fo:line-height="100%" fo:background-color="transparent">
        <style:tab-stops>
          <style:tab-stop style:position="0cm"/>
          <style:tab-stop style:position="2.17cm"/>
          <style:tab-stop style:position="4.63cm"/>
          <style:tab-stop style:position="6.668cm"/>
          <style:tab-stop style:position="8.625cm"/>
          <style:tab-stop style:position="10.663cm"/>
          <style:tab-stop style:position="12.462cm"/>
        </style:tab-stops>
        <style:background-image/>
      </style:paragraph-properties>
      <style:text-properties fo:language="en" fo:country="US" fo:background-color="#ffff99"/>
    </style:style>
    <style:style style:name="P28" style:family="paragraph">
      <style:paragraph-properties fo:margin-top="0cm" fo:margin-bottom="0cm" fo:line-height="115%" fo:text-align="center" style:writing-mode="lr-tb"/>
    </style:style>
    <style:style style:name="P29" style:family="paragraph">
      <style:paragraph-properties fo:margin-top="0cm" fo:margin-bottom="0cm" fo:line-height="100%" fo:text-align="center" style:writing-mode="lr-tb"/>
    </style:style>
    <style:style style:name="P30" style:family="paragraph">
      <style:paragraph-properties fo:margin-top="0cm" fo:margin-bottom="0cm" fo:line-height="100%" fo:text-align="start" style:writing-mode="lr-tb"/>
    </style:style>
    <style:style style:name="P31" style:family="paragraph">
      <style:paragraph-properties fo:margin-top="0cm" fo:margin-bottom="0.353cm" fo:line-height="115%" style:writing-mode="lr-tb"/>
    </style:style>
    <style:style style:name="P32" style:family="paragraph">
      <style:paragraph-properties fo:margin-top="0cm" fo:margin-bottom="0cm" fo:line-height="100%" style:writing-mode="lr-tb"/>
    </style:style>
    <style:style style:name="P33" style:family="paragraph">
      <style:paragraph-properties style:line-height-at-least="0.1cm"/>
    </style:style>
    <style:style style:name="P34" style:family="paragraph">
      <style:paragraph-properties fo:text-align="center" style:writing-mode="lr-tb"/>
    </style:style>
    <style:style style:name="P35" style:family="paragraph">
      <style:paragraph-properties fo:margin-top="0cm" fo:margin-bottom="0cm" fo:line-height="115%" fo:text-align="start" style:writing-mode="lr-tb"/>
    </style:style>
    <style:style style:name="P36" style:family="paragraph">
      <style:paragraph-properties fo:margin-top="0cm" fo:margin-bottom="0cm" fo:line-height="115%" style:writing-mode="lr-tb"/>
    </style:style>
    <style:style style:name="P37" style:family="paragraph">
      <style:paragraph-properties fo:margin-top="0cm" fo:margin-bottom="0cm" fo:line-height="100%" fo:text-align="center" style:writing-mode="lr-tb"/>
      <style:text-properties fo:font-size="10pt" style:font-size-asian="10pt" style:font-size-complex="10pt"/>
    </style:style>
    <style:style style:name="P38" style:family="paragraph">
      <style:paragraph-properties fo:text-align="center"/>
    </style:style>
    <style:style style:name="P39" style:family="paragraph">
      <style:paragraph-properties fo:margin-top="0cm" fo:margin-bottom="0.353cm" fo:line-height="115%" fo:text-align="center" style:writing-mode="lr-tb"/>
    </style:style>
    <style:style style:name="P40" style:family="paragraph">
      <style:paragraph-properties fo:margin-top="0cm" fo:margin-bottom="0.353cm" fo:line-height="115%" fo:text-align="center" style:writing-mode="lr-tb"/>
      <style:text-properties fo:font-size="22pt" style:font-size-asian="22pt" style:font-size-complex="22pt"/>
    </style:style>
    <style:style style:name="P41" style:family="paragraph">
      <style:paragraph-properties fo:text-align="center" style:writing-mode="lr-tb"/>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language="en" fo:country="US"/>
    </style:style>
    <style:style style:name="T4" style:family="text">
      <style:text-properties fo:language="en" fo:country="US" fo:background-color="#ffff99"/>
    </style:style>
    <style:style style:name="T5" style:family="text">
      <style:text-properties fo:color="#355e00" style:font-name="Calibri" fo:font-size="10pt" fo:font-style="normal" style:text-underline-style="solid" style:text-underline-width="auto" style:text-underline-color="font-color" fo:font-weight="normal" style:font-name-asian="Calibri" style:font-size-asian="10pt" style:font-style-asian="normal" style:font-weight-asian="normal" style:font-name-complex="Calibri" style:font-size-complex="10pt" style:font-style-complex="normal" style:font-weight-complex="normal" style:font-relief="embossed"/>
    </style:style>
    <style:style style:name="T6" style:family="text">
      <style:text-properties fo:background-color="#ffff99"/>
    </style:style>
    <style:style style:name="T7" style:family="text">
      <style:text-properties fo:color="#000000" style:font-name="Calibri" fo:font-size="10pt" fo:language="it" fo:country="IT" style:font-name-asian="Calibri" style:font-size-asian="10pt" style:font-name-complex="Times New Roman" style:font-size-complex="10pt" style:language-complex="ar" style:country-complex="SA"/>
    </style:style>
    <style:style style:name="T8" style:family="text">
      <style:text-properties fo:color="#355e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9" style:family="text">
      <style:text-properties fo:color="#0000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0" style:family="text">
      <style:text-properties fo:color="#000000" style:font-name="Calibri" fo:font-size="10pt" fo:language="it" fo:country="IT" style:text-underline-style="none" style:font-name-asian="Calibri" style:font-size-asian="10pt" style:font-name-complex="Times New Roman" style:font-size-complex="10pt" style:language-complex="ar" style:country-complex="SA" style:font-relief="none"/>
    </style:style>
    <style:style style:name="T11" style:family="text">
      <style:text-properties style:use-window-font-color="true" style:font-name="Calibri" fo:font-size="10pt" fo:language="it" fo:country="IT" style:font-name-asian="Calibri" style:font-size-asian="10pt" style:font-name-complex="Times New Roman" style:font-size-complex="10pt" style:language-complex="ar" style:country-complex="SA"/>
    </style:style>
    <style:style style:name="T12" style:family="text">
      <style:text-properties fo:font-size="22pt" style:font-size-asian="22pt" style:font-size-complex="22pt"/>
    </style:style>
    <style:style style:name="T13" style:family="text">
      <style:text-properties fo:font-weight="normal" style:font-weight-asian="normal" style:font-weight-complex="normal"/>
    </style:style>
    <style:style style:name="gr1"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6cm" svg:stroke-color="#00008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style:protect="position size"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draw:stroke="dash" draw:stroke-dash="Line_20_with_20_Fine_20_Dots" svg:stroke-width="0.076cm" svg:stroke-color="#0000ff"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Line_20_with_20_Fine_20_Dots" svg:stroke-width="0.076cm" svg:stroke-color="#800000"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28cm" svg:stroke-color="#800000"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draw:stroke="solid" svg:stroke-width="0.28cm" svg:stroke-color="#8000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draw:stroke="solid" svg:stroke-width="0.28cm" svg:stroke-color="#ffff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draw:stroke="solid" svg:stroke-width="0.28cm" svg:stroke-color="#ff6633"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solid" svg:stroke-width="0.28cm" svg:stroke-color="#ffff00"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4" style:family="graphic">
      <style:graphic-properties draw:stroke="dash" draw:stroke-dash="Ultrafine_20_Dashed" svg:stroke-width="0.28cm" svg:stroke-color="#ff6633"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style-name="gr1" draw:text-style-name="P31" xml:id="id1" draw:id="id1" svg:width="6.43cm" svg:height="3.155cm" svg:x="2.417cm" svg:y="7.281cm">
        <text:p text:style-name="P28"><text:span text:style-name="T7">TESTATA DOCUMENTO</text:span></text:p>
        <text:p text:style-name="P29"><text:span text:style-name="T7">Tesdoc</text:span></text:p>
        <text:p text:style-name="P30"><text:span text:style-name="T8">nrmagsrc</text:span></text:p>
        <text:p text:style-name="P30"><text:span text:style-name="T8">nrmagdst</text:span></text:p>
        <text:p text:style-name="P30"><text:span text:style-name="T7">sconto</text:span></text:p>
        <text:p text:style-name="P30"><text:span text:style-name="T8">seguefat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1" draw:style-name="gr1" draw:text-style-name="P31" xml:id="id4" draw:id="id4" svg:width="6.963cm" svg:height="4.366cm" svg:x="11.938cm" svg:y="5.295cm">
        <text:p text:style-name="P29"><text:span text:style-name="T7">CAUSALI MAGAZZINO</text:span></text:p>
        <text:p text:style-name="P29"><text:span text:style-name="T7">Causmag</text:span></text:p>
        <text:p text:style-name="P32"><text:span text:style-name="T8">tipo</text:span><text:span text:style-name="T7">: usc/ent/trasf</text:span></text:p>
        <text:p text:style-name="P32"><text:span text:style-name="T8">tipo_doc</text:span><text:span text:style-name="T9">:</text:span></text:p>
        <text:p text:style-name="P33"><text:span text:style-name="T8">movimpmag</text:span><text:span text:style-name="T7">:Mov/Imp/Nul</text:span></text:p>
        <text:p text:style-name="P33"><text:span text:style-name="T8">Magcli</text:span><text:span text:style-name="T7">: C=Carico - S=Scarico</text:span></text:p>
        <text:p text:style-name="P33"><text:span text:style-name="T8">contabile</text:span><text:span text:style-name="T7">: S/N</text:span></text:p>
        <text:p text:style-name="P33"><text:span text:style-name="T8">nrmagsrc</text:span><text:span text:style-name="T7">:Proposto su tesdoc</text:span></text:p>
        <text:p text:style-name="P33"><text:span text:style-name="T8">nrmagdst</text:span><text:span text:style-name="T7">: Proposto su tesdoc</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2" draw:style-name="gr2" draw:text-style-name="P34" draw:type="line" svg:x1="5.632cm" svg:y1="10.435cm" svg:x2="5.644cm" svg:y2="11.652cm" draw:start-shape="id1" draw:start-glue-point="6" draw:end-shape="id2" svg:d="m5632 10435 12 1217">
        <text:p/>
      </draw:connector>
      <draw:custom-shape text:anchor-type="page" text:anchor-page-number="1" draw:z-index="3" draw:style-name="gr1" draw:text-style-name="P36" xml:id="id3" draw:id="id3" svg:width="6.989cm" svg:height="2.654cm" svg:x="11.938cm" svg:y="12.889cm">
        <text:p text:style-name="P28"><text:span text:style-name="T7">CONTI CLIENTI/FORNITORI</text:span></text:p>
        <text:p text:style-name="P29"><text:span text:style-name="T7">Conto</text:span></text:p>
        <text:p text:style-name="P35"><text:span text:style-name="T8">tipoconto</text:span><text:span text:style-name="T7">: C/F/A (cliente/fornitore/altro)</text:span></text:p>
        <text:p text:style-name="P35"><text:span text:style-name="T7">sconto</text:span></text:p>
        <text:p text:style-name="P35"><text:span text:style-name="T8">tipopeo</text:span><text:span text:style-name="T10">:P/E/O (Patrim./Econom./Ordin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4" draw:style-name="gr3" draw:text-style-name="P34" draw:type="line" svg:x1="11.938cm" svg:y1="14.215cm" svg:x2="8.846cm" svg:y2="8.858cm" draw:start-shape="id3" draw:end-shape="id1" draw:end-glue-point="7" svg:d="m11938 14215-3092-5357">
        <text:p/>
      </draw:connector>
      <draw:connector text:anchor-type="page" text:anchor-page-number="1" draw:z-index="5" draw:style-name="gr4" draw:text-style-name="P34" draw:type="line" svg:x1="11.938cm" svg:y1="7.477cm" svg:x2="8.846cm" svg:y2="8.858cm" draw:start-shape="id4" draw:end-shape="id1" draw:end-glue-point="7" svg:d="m11938 7477-3092 1381">
        <text:p/>
      </draw:connector>
      <draw:custom-shape text:anchor-type="page" text:anchor-page-number="1" draw:z-index="6" draw:style-name="gr1" draw:text-style-name="P31" xml:id="id2" draw:id="id2" svg:width="4.717cm" svg:height="2.467cm" svg:x="3.286cm" svg:y="11.652cm">
        <text:p text:style-name="P28"><text:span text:style-name="T7">RIGHE DOCUMENTO</text:span></text:p>
        <text:p text:style-name="P29"><text:span text:style-name="T7">Rigdoc</text:span></text:p>
        <text:p text:style-name="P30"><text:span text:style-name="T7">sconto</text:span></text:p>
        <text:p text:style-name="P30"><text:span text:style-name="T7">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7" draw:style-name="gr1" draw:text-style-name="P31" xml:id="id9" draw:id="id9" svg:width="4.717cm" svg:height="2.467cm" svg:x="3.286cm" svg:y="15.909cm">
        <text:p text:style-name="P28"><text:span text:style-name="T7">ARTICOLI DI MAGAZZINO</text:span></text:p>
        <text:p text:style-name="P29"><text:span text:style-name="T7">Article</text:span></text:p>
        <text:p text:style-name="P30"><text:span text:style-name="T7">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8" draw:style-name="gr1" draw:text-style-name="P28" xml:id="id5" draw:id="id5" svg:width="6.963cm" svg:height="1.773cm" svg:x="11.938cm" svg:y="16.222cm">
        <text:p text:style-name="P28"><text:span text:style-name="T7">ANAGRAFICA GENERALE</text:span></text:p>
        <text:p text:style-name="P29"><text:span text:style-name="T7">Anagen</text:span></text:p>
        <text:p text:style-name="P30"><text:span text:style-name="T8">tipo</text:span><text:span text:style-name="T10">:Tipo sogg.(F=Fisica – G=Giuridic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9" draw:style-name="gr1" draw:text-style-name="P37" xml:id="id6" draw:id="id6" svg:width="6.989cm" svg:height="3.74cm" svg:x="11.938cm" svg:y="18.868cm">
        <text:p text:style-name="P29"><text:span text:style-name="T11">INDIRIZZI ANAGRAFICI</text:span></text:p>
        <text:p text:style-name="P29"><text:span text:style-name="T11">Anaind</text:span></text:p>
        <text:p text:style-name="P29"><text:span text:style-name="T11"/></text:p>
        <text:p text:style-name="P32"><text:span text:style-name="T11">flsl: Flag sede legale</text:span></text:p>
        <text:p text:style-name="P32"><text:span text:style-name="T11">flsp: Flag indir. spedizione</text:span></text:p>
        <text:p text:style-name="P32"><text:span text:style-name="T11">flmg: Flag Indir. di magazzino</text:span></text:p>
        <text:p text:style-name="P32"><text:span text:style-name="T8">nrmag</text:span><text:span text:style-name="T11">: se &gt; 0 =&gt; flmg = true (ind.valido come magazzino)</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0" draw:style-name="gr3" draw:text-style-name="P34" draw:type="line" svg:x1="15.42cm" svg:y1="16.222cm" svg:x2="15.432cm" svg:y2="15.542cm" draw:start-shape="id5" draw:start-glue-point="4" draw:end-shape="id3" svg:d="m15420 16222 12-680">
        <text:p/>
      </draw:connector>
      <draw:connector text:anchor-type="page" text:anchor-page-number="1" draw:z-index="11" draw:style-name="gr2" draw:text-style-name="P34" draw:type="line" svg:x1="15.42cm" svg:y1="17.995cm" svg:x2="15.432cm" svg:y2="18.868cm" draw:start-shape="id5" draw:start-glue-point="6" draw:end-shape="id6" draw:end-glue-point="4" svg:d="m15420 17995 12 873">
        <text:p/>
      </draw:connector>
      <draw:custom-shape text:anchor-type="page" text:anchor-page-number="1" draw:z-index="12" draw:style-name="gr1" draw:text-style-name="P31" xml:id="id7" draw:id="id7" svg:width="4.717cm" svg:height="1.826cm" svg:x="13.1cm" svg:y="23.202cm">
        <text:p text:style-name="P28"><text:span text:style-name="T7">COMUNI ITALIANI</text:span></text:p>
        <text:p text:style-name="P28"><text:span text:style-name="T7">CITTA' <text:s/>STRANIERE</text:span></text:p>
        <text:p text:style-name="P29"><text:span text:style-name="T7">Localita</text:span></text:p>
        <text:p text:style-name="P30"><text:span text:style-name="T7"/></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3" draw:style-name="gr3" draw:text-style-name="P34" draw:type="line" svg:x1="15.459cm" svg:y1="23.202cm" svg:x2="15.432cm" svg:y2="22.608cm" draw:start-shape="id7" draw:start-glue-point="4" draw:end-shape="id6" svg:d="m15459 23202-27-594">
        <text:p/>
      </draw:connector>
      <draw:custom-shape text:anchor-type="page" text:anchor-page-number="1" draw:z-index="14" draw:style-name="gr1" draw:text-style-name="P31" xml:id="id8" draw:id="id8" svg:width="4.717cm" svg:height="1.654cm" svg:x="13.127cm" svg:y="25.867cm">
        <text:p text:style-name="P28"><text:span text:style-name="T7">PAESI/STATI ESTERI</text:span></text:p>
        <text:p text:style-name="P29"><text:span text:style-name="T7">Paesi</text:span></text:p>
        <text:p text:style-name="P33"><text:span text:style-name="T8">tpeu</text:span><text:span text:style-name="T10">: Europeo/eXtraeu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5" draw:style-name="gr3" draw:text-style-name="P34" draw:type="line" svg:x1="21.116cm" svg:y1="25.867cm" svg:x2="21.089cm" svg:y2="25.028cm" draw:start-shape="id8" draw:end-shape="id7" draw:end-glue-point="6" svg:d="m21116 25867-27-839">
        <text:p/>
      </draw:connector>
      <draw:connector text:anchor-type="page" text:anchor-page-number="1" draw:z-index="16" draw:style-name="gr3" draw:text-style-name="P34" draw:type="line" svg:x1="5.644cm" svg:y1="15.909cm" svg:x2="5.644cm" svg:y2="14.118cm" draw:start-shape="id9" draw:start-glue-point="4" draw:end-shape="id2" draw:end-glue-point="6" svg:d="m5644 15909v-1791">
        <text:p/>
      </draw:connector>
      <draw:line text:anchor-type="page" text:anchor-page-number="1" draw:z-index="18" draw:style-name="gr6" draw:text-style-name="P38" svg:x1="12.312cm" svg:y1="22.019cm" svg:x2="4.424cm" svg:y2="9.033cm">
        <text:p/>
      </draw:line>
      <draw:custom-shape text:anchor-type="page" text:anchor-page-number="1" draw:z-index="29" draw:style-name="gr1" draw:text-style-name="P31" xml:id="id10" draw:id="id10" svg:width="6.963cm" svg:height="1.959cm" svg:x="11.938cm" svg:y="10.64cm">
        <text:p text:style-name="P29"><text:span text:style-name="T7">CAUSALI CONTABILI</text:span></text:p>
        <text:p text:style-name="P29"><text:span text:style-name="T7">Causali</text:span></text:p>
        <text:p text:style-name="P32"><text:span text:style-name="T8">tipoiva</text:span><text:span text:style-name="T7">: S/N</text:span></text:p>
        <text:p text:style-name="P32"><text:span text:style-name="T8">tiporeg</text:span><text:span text:style-name="T7">: S/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30" draw:style-name="gr3" draw:text-style-name="P34" draw:type="line" svg:x1="15.42cm" svg:y1="10.64cm" svg:x2="15.42cm" svg:y2="9.661cm" draw:start-shape="id10" draw:start-glue-point="4" draw:end-shape="id4" draw:end-glue-point="6" svg:d="m15420 10640v-979">
        <text:p/>
      </draw:connector>
      <draw:custom-shape text:anchor-type="page" text:anchor-page-number="7" draw:z-index="31" draw:style-name="gr1" draw:text-style-name="P40" xml:id="id13" draw:id="id13" svg:width="4.652cm" svg:height="1.354cm" svg:x="5.886cm" svg:y="2.836cm">
        <text:p text:style-name="P39"><text:span text:style-name="T12">PRODUTT.</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2" draw:style-name="gr1" draw:text-style-name="P40" xml:id="id15" draw:id="id15" svg:width="6.615cm" svg:height="1.354cm" svg:x="8.105cm" svg:y="12.688cm">
        <text:p text:style-name="P39"><text:span text:style-name="T12">DISTRIBUTOR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3" draw:style-name="gr1" draw:text-style-name="P40" xml:id="id16" draw:id="id16" svg:width="4.128cm" svg:height="1.354cm" svg:x="2.073cm" svg:y="9.186cm">
        <text:p text:style-name="P39"><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4" draw:style-name="gr1" draw:text-style-name="P40" xml:id="id12" draw:id="id12" svg:width="4.097cm" svg:height="1.354cm" svg:x="14.751cm" svg:y="3.286cm">
        <text:p text:style-name="P39"><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5" draw:style-name="gr1" draw:text-style-name="P40" xml:id="id11" draw:id="id11" svg:width="4.128cm" svg:height="1.354cm" svg:x="10.756cm" svg:y="6.597cm">
        <text:p text:style-name="P39"><text:span text:style-name="T12">EIFI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36" draw:style-name="gr9" draw:text-style-name="P41" draw:type="line" svg:x1="14.884cm" svg:y1="7.273cm" svg:x2="16.799cm" svg:y2="4.639cm" draw:start-shape="id11" draw:end-shape="id12" draw:end-glue-point="6" svg:d="m14884 7273 1915-2634">
        <text:p text:style-name="P34"><text:span text:style-name="T13">Ddt C/Ass. + Fatt.Riep.</text:span></text:p>
        <text:p text:style-name="P34"><text:span text:style-name="T13">Reso C/Ass. + NC Riep.</text:span></text:p>
      </draw:connector>
      <draw:connector text:anchor-type="page" text:anchor-page-number="7" draw:z-index="37" draw:style-name="gr10" draw:text-style-name="P34" draw:type="line" svg:x1="3.052cm" svg:y1="19.445cm" svg:x2="5.009cm" svg:y2="19.456cm" svg:d="m3052 19445 1957 11">
        <text:p/>
      </draw:connector>
      <draw:connector text:anchor-type="page" text:anchor-page-number="7" draw:z-index="38" draw:style-name="gr11" draw:text-style-name="P34" draw:type="line" svg:x1="3.078cm" svg:y1="20.583cm" svg:x2="5.036cm" svg:y2="20.593cm" svg:d="m3078 20583 1958 10">
        <text:p/>
      </draw:connector>
      <draw:connector text:anchor-type="page" text:anchor-page-number="7" draw:z-index="39" draw:style-name="gr12" draw:text-style-name="P34" draw:type="line" svg:x1="3.052cm" svg:y1="21.694cm" svg:x2="5.009cm" svg:y2="21.705cm" svg:d="m3052 21694 1957 11">
        <text:p/>
      </draw:connector>
      <draw:connector text:anchor-type="page" text:anchor-page-number="7" draw:z-index="40" draw:style-name="gr9" draw:text-style-name="P34" draw:type="line" svg:x1="8.213cm" svg:y1="4.189cm" svg:x2="10.756cm" svg:y2="7.274cm" draw:start-shape="id13" draw:start-glue-point="6" draw:end-shape="id11" draw:end-glue-point="5" svg:d="m8213 4189 2543 3085">
        <text:p text:style-name="P34">Fatt. da Prod.</text:p>
        <text:p text:style-name="P34">Reso/NC</text:p>
      </draw:connector>
      <draw:custom-shape text:anchor-type="page" text:anchor-page-number="7" draw:z-index="41" draw:style-name="gr1" draw:text-style-name="P40" xml:id="id14" draw:id="id14" svg:width="4.097cm" svg:height="1.354cm" svg:x="14.698cm" svg:y="9.483cm">
        <text:p text:style-name="P39"><text:span text:style-name="T12">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42" draw:style-name="gr9" draw:text-style-name="P41" draw:type="line" svg:x1="12.82cm" svg:y1="7.95cm" svg:x2="14.698cm" svg:y2="10.158cm" draw:start-shape="id11" draw:start-glue-point="6" draw:end-shape="id14" svg:d="m12820 7950 1878 2208">
        <text:p text:style-name="P34"><text:span text:style-name="T13">Fatt.Imm.</text:span></text:p>
        <text:p text:style-name="P34"><text:span text:style-name="T13">NC Imm.</text:span></text:p>
      </draw:connector>
      <draw:connector text:anchor-type="page" text:anchor-page-number="7" draw:z-index="43" draw:style-name="gr13" draw:text-style-name="P41" draw:type="line" svg:x1="12.82cm" svg:y1="7.95cm" svg:x2="11.412cm" svg:y2="12.688cm" draw:start-shape="id11" draw:start-glue-point="6" draw:end-shape="id15" draw:end-glue-point="4" svg:d="m12820 7950-1408 4738">
        <text:p text:style-name="P34"><text:span text:style-name="T13">Ddt C/Vend.</text:span></text:p>
        <text:p text:style-name="P34"><text:span text:style-name="T13">Reso C/Vend.</text:span></text:p>
      </draw:connector>
      <draw:connector text:anchor-type="page" text:anchor-page-number="7" draw:z-index="44" draw:style-name="gr14" draw:text-style-name="P34" draw:type="line" svg:x1="11.412cm" svg:y1="12.688cm" svg:x2="6.2cm" svg:y2="9.862cm" draw:start-shape="id15" draw:start-glue-point="4" draw:end-shape="id16" svg:d="m11412 12688-5212-2826">
        <text:p text:style-name="P34">Fatt. Rend. Vendite</text:p>
        <text:p text:style-name="P34">NC. Rendiconto Resi</text:p>
      </draw:connector>
      <draw:connector text:anchor-type="page" text:anchor-page-number="7" draw:z-index="45" draw:style-name="gr14" draw:text-style-name="P34" draw:type="line" svg:x1="10.756cm" svg:y1="7.273cm" svg:x2="6.2cm" svg:y2="9.862cm" draw:start-shape="id11" draw:end-shape="id16" svg:d="m10756 7273-4556 2589">
        <text:p text:style-name="P34">Fatt. Rend. Vendite</text:p>
        <text:p text:style-name="P34">NC. Rendiconto Resi</text:p>
      </draw:connector>
      <text:p text:style-name="P20">RELAZIONI MODELLI </text:p>
      <text:p text:style-name="P19">ATTRIBUTI SIGNIFICATIVI</text:p>
      <text:p text:style-name="P19"/>
      <text:p text:style-name="Standard"/>
      <text:p text:style-name="P1"><draw:line text:anchor-type="paragraph" draw:z-index="21" draw:style-name="gr5" draw:text-style-name="P38" svg:x1="10.312cm" svg:y1="-0.016cm" svg:x2="2.424cm" svg:y2="1.974cm"><text:p/></draw:line><draw:line text:anchor-type="paragraph" draw:z-index="23" draw:style-name="gr5" draw:text-style-name="P38" svg:x1="10.312cm" svg:y1="-0.016cm" svg:x2="2.424cm" svg:y2="2.371cm"><text:p/></draw:line></text:p>
      <text:p text:style-name="P1"/>
      <text:p text:style-name="P1"><draw:line text:anchor-type="paragraph" draw:z-index="17" draw:style-name="gr5" draw:text-style-name="P38" svg:x1="10.312cm" svg:y1="13.561cm" svg:x2="2.424cm" svg:y2="0.14cm"><text:p/></draw:line><draw:line text:anchor-type="paragraph" draw:z-index="19" draw:style-name="gr5" draw:text-style-name="P38" svg:x1="10.312cm" svg:y1="0.406cm" svg:x2="2.424cm" svg:y2="0.173cm"><text:p/></draw:line></text:p>
      <text:p text:style-name="Standard"><draw:line text:anchor-type="paragraph" draw:z-index="20" draw:style-name="gr5" draw:text-style-name="P38" svg:x1="10.312cm" svg:y1="-0.093cm" svg:x2="2.424cm" svg:y2="-0.326cm"><text:p/></draw:line><draw:line text:anchor-type="paragraph" draw:z-index="24" draw:style-name="gr5" draw:text-style-name="P38" svg:x1="10.312cm" svg:y1="5.472cm" svg:x2="1.898cm" svg:y2="0.175cm"><text:p/></draw:line><draw:line text:anchor-type="paragraph" draw:z-index="25" draw:style-name="gr5" draw:text-style-name="P38" svg:x1="0.696cm" svg:y1="0.046cm" svg:x2="2.675cm" svg:y2="3.571cm"><text:p/></draw:line></text:p>
      <text:p text:style-name="Standard"/>
      <text:p text:style-name="Standard"/>
      <text:p text:style-name="Standard"/>
      <text:p text:style-name="Standard"><draw:line text:anchor-type="paragraph" draw:z-index="22" draw:style-name="gr5" draw:text-style-name="P38" svg:x1="1.461cm" svg:y1="4.35cm" svg:x2="2.675cm" svg:y2="0.401cm"><text:p/></draw:line></text:p>
      <text:p text:style-name="P1"/>
      <text:p text:style-name="Standard"/>
      <text:p text:style-name="Standard"/>
      <text:p text:style-name="Standard"/>
      <text:p text:style-name="Standard"/>
      <text:p text:style-name="Standard"/>
      <text:p text:style-name="Standard"/>
      <text:p text:style-name="Standard"/>
      <text:p text:style-name="P2"><text:tab/><text:span text:style-name="T1">LEGENDA:</text:span></text:p>
      <text:p text:style-name="P3"><draw:line text:anchor-type="paragraph" draw:z-index="26" draw:style-name="gr5" draw:text-style-name="P38" svg:x1="0.205cm" svg:y1="0.231cm" svg:x2="1.422cm" svg:y2="0.231cm"><text:p/></draw:line><text:tab/>Dato propositivo</text:p>
      <text:p text:style-name="P3"><draw:line text:anchor-type="paragraph" draw:z-index="27" draw:style-name="gr7" draw:text-style-name="P38" svg:x1="0.231cm" svg:y1="0.341cm" svg:x2="1.448cm" svg:y2="0.341cm"><text:p/></draw:line><text:tab/>Relazione 1 a molti (FK) (cascade delete)</text:p>
      <text:p text:style-name="P3"><draw:line text:anchor-type="paragraph" draw:z-index="28" draw:style-name="gr8" draw:text-style-name="P38" svg:x1="0.231cm" svg:y1="0.342cm" svg:x2="1.448cm" svg:y2="0.342cm"><text:p/></draw:line><text:tab/>Relazione 1 a molti (FK) (error delete)</text:p>
      <text:p text:style-name="P3"><text:s text:c="3"/><text:span text:style-name="T5"><text:s/>______</text:span> <text:tab/>Decodifica sul file di parametrizzazione (parameter.yml)</text:p>
      <text:p text:style-name="P3"/>
      <text:p text:style-name="P4"/>
      <text:p text:style-name="P4"/>
      <text:p text:style-name="P15">ANAGENS: Dati principali anagrafica soggetto</text:p>
      <text:p text:style-name="P5"><text:s text:c="4"/>t.integer<text:tab/>"codice"<text:tab/><text:tab/><text:tab/><text:tab/>:null =&gt; false</text:p>
      <text:p text:style-name="P5"><text:s text:c="4"/>t.string<text:tab/>"tipo"<text:tab/>:limit =&gt; 1<text:tab/><text:tab/><text:tab/>:null =&gt; false</text:p>
      <text:p text:style-name="P5"><text:s text:c="4"/>t.string<text:tab/>"denomin"<text:tab/>:limit =&gt; 150</text:p>
      <text:p text:style-name="P5"><text:s text:c="4"/>t.string<text:tab/>"codfis"<text:tab/>:limit =&gt; 16</text:p>
      <text:p text:style-name="P5"><text:s text:c="4"/>t.string<text:tab/>"pariva"<text:tab/>:limit =&gt; 11</text:p>
      <text:p text:style-name="P5"><text:s text:c="4"/>t.date<text:tab/>"dtnas"</text:p>
      <text:p text:style-name="P5"><text:s text:c="4"/>t.string<text:tab/>"sesso"<text:tab/>:limit =&gt; 1<text:tab/><text:tab/><text:tab/>:null =&gt; false</text:p>
      <text:p text:style-name="P5"><text:s text:c="4"/>t.integer<text:tab/>"luogonas_id"</text:p>
      <text:p text:style-name="P5"><text:s text:c="4"/>t.string<text:tab/>"telefono"<text:tab/>:limit =&gt; 20</text:p>
      <text:p text:style-name="P5"><text:s text:c="4"/>t.string<text:tab/>"email"<text:tab/>:limit =&gt; 50</text:p>
      <text:p text:style-name="P5"><text:s text:c="4"/>t.string<text:tab/>"fax"<text:tab/>:limit =&gt; 20</text:p>
      <text:p text:style-name="P5"><text:s text:c="4"/>t.string<text:tab/>"web"<text:tab/>:limit =&gt; 50</text:p>
      <text:p text:style-name="P5"><text:s text:c="2"/>add_index "anagens", ["codice"], :name =&gt; "idx_anagens_on_codice", :unique =&gt; true</text:p>
      <text:p text:style-name="P5"><text:s text:c="2"/>add_index "anagens", ["denomin"], :name =&gt; "idx_anagens_on_denomin"</text:p>
      <text:p text:style-name="P5"><text:s text:c="2"/>add_index "anagens", ["codfis"], :name =&gt; "idx_anagens_on_codfis"</text:p>
      <text:p text:style-name="P5"><text:s text:c="2"/>add_index "anagens", ["pariva"], :name =&gt; "idx_anagens_on_pariva"</text:p>
      <text:p text:style-name="P5"/>
      <text:p text:style-name="P5">Il campo CODICE è numerico ed univoco, l'univocità e l'obbligatorietà del campo è garantita sia dall'indice unico e NOT NULL sul DB che dalla VALIDATES sul modello, qualora si volesse comunque ovviare a questo basterà togliere I 2 controlli di cui sopra senza dover intervenire ulteriormente poichè la PK viene gestita con il campo interno ID (ovvio che non ci dovranno essere in giro nel codice cose del tipo FIND_BY_CODICE che si aspettano un solo record)</text:p>
      <text:p text:style-name="P5">Durante l'inserimento di un nuovo record potrebbe essere proposto come MAX+1 o con un altro metodo che va a tappare eventuali buchi dovuti a cancellazioni o a inserimenti manuali</text:p>
      <text:p text:style-name="P5">E' modificabile senza problemi di integrità (anche se non ce ne dovrebbe esserne motivo)</text:p>
      <text:p text:style-name="P5">Il campo TIPO è alfanumerico di 1 carattere, obbligatorio(sia sul DB che nella VALIDATES del modello), può assumere solo un valore tra quelli <text:s/>predisposti nel file di configurazione: G=Persona Giuridica – F=Persona Fisica – <text:span text:style-name="T2">I = Ditta Individuale</text:span>). <text:span text:style-name="T2">Volendo si può impostare un controllo anche sul DB per la presenza di un valore appartenente a quelli sopra(Postgres)</text:span></text:p>
      <text:p text:style-name="P5">Il campo DENOMIN è obbligatorio e contiene in base al campo TIPO il nominativo (cognome e nome) della persona fisica o la denominazione della società/ditta individuale. VALIDATES 150 caratteri e NOT NULL</text:p>
      <text:p text:style-name="P5">Il campo CODFIS contiene il codice fiscale (si potrebbe controllare la congruità del campo</text:p>
      <text:p text:style-name="P5">Il campo PARIVA contiene la Partita Iva (si potrebbe controllare la congruità del campo</text:p>
      <text:p text:style-name="P5"/>
      <text:p text:style-name="P16"/>
      <text:p text:style-name="P5">ANAINDS: Dati indirizzi/magazzini anagrafica soggetto</text:p>
      <text:p text:style-name="P5"><text:s text:c="4"/>t.integer<text:tab/>"anagen_id"</text:p>
      <text:p text:style-name="P5"><text:s text:c="4"/>t.string<text:tab/>"indir"<text:tab/>:limit =&gt; 100</text:p>
      <text:p text:style-name="P5"><text:s text:c="4"/>t.integer<text:tab/>"localita_id"</text:p>
      <text:p text:style-name="P5"><text:s text:c="4"/>t.string<text:tab/>"desloc"<text:tab/>:limit =&gt; 100</text:p>
      <text:p text:style-name="P5"><text:s text:c="4"/>t.string<text:tab/>"cap"<text:tab/>:limit =&gt; 5</text:p>
      <text:p text:style-name="P5"><text:s text:c="4"/>t.string<text:tab/>"flsl"<text:tab/>:limit =&gt; 1<text:tab/><text:tab/>:default =&gt; "S"<text:tab/>:null =&gt; false</text:p>
      <text:p text:style-name="P5"><text:s text:c="4"/>t.string<text:tab/>"flsp"<text:tab/>:limit =&gt; 1<text:tab/><text:tab/>:default =&gt; "S"<text:tab/>:null =&gt; false</text:p>
      <text:p text:style-name="P5"><text:s text:c="4"/>t.string<text:tab/>"flmg"<text:tab/>:limit =&gt; 1<text:tab/><text:tab/>:default =&gt; "N"<text:tab/>:null =&gt; false</text:p>
      <text:p text:style-name="P5"><text:s text:c="4"/>t.integer<text:tab/>"nrmag"<text:tab/><text:tab/><text:tab/><text:tab/>:null =&gt; false</text:p>
      <text:p text:style-name="P5"><text:s text:c="2"/>add_index "anainds", ["anagen_id"], :name =&gt; "index_anainds_on_anagen_id"</text:p>
      <text:p text:style-name="P5"/>
      <text:p text:style-name="P5">Ad un record della tabella ANAGEN possono corrispondere N record sulla tabella ANAIND</text:p>
      <text:p text:style-name="P5">La cancellazione di un record sulla TABELLA ANAGEN va in DELETE CASCADE sulla tabella INDIRIZZI cancellando quindi senza problemi anche questi ultimi.</text:p>
      <text:p text:style-name="P5">Il campo LOCALITA_ID è numerico in FK sulla tabella LOCALITA, serve sia come campo di appoggio per generare il campo successivo DESLOC come concatenazione di alcuni campi della tabella LOCALITA sia per effettuare ricerche e statistiche per LOCALITA.</text:p>
      <text:p text:style-name="P5">Il campo DESLOC come specificato sopra viene precompilato se vuoto dalla selezione di una LOCALITA.</text:p>
      <text:p text:style-name="P5">Poichè può poi essere variato a piacere è necessario prestare molta attenzione azzerando eventualmente il campo LOCALITA_ID qualora non ci fosse corrispondenza con questo campo descrittivo altrimenti si rischia di avere delle statistiche errate. Se possibile sull'on-change + on-exit dal campo chiedere se ripulire la FK.</text:p>
      <text:p text:style-name="P5"/>
      <text:p text:style-name="P5">FL_SL/FL_SP/FL_MG: Sono 3 flag (S/N) per indicare se l'indirizzo appartiene a categorie particolari quali: sede Legale, spedizione, magazzino</text:p>
      <text:p text:style-name="P5">Se il check FL_MG = “S” allora anche il campo NRMAG deve assumere un valore &gt; 0 ed in fase di salvataggio del record il valore di NR_MAG non può essere già presente in un altro record ANAIND per la medesima anagrafica (ANAIND.ANAGEN_ID). Questo perchè essendo (Sede magazzino) al campo NRMAG potrà far riferimento anche se indirettamente una testata documento (TESDOC), sulla documentazione dellla gestione docuenti seguiranno ulteriori chiarimenti.</text:p>
      <text:p text:style-name="P5">Il campo NRMAG è numerico 0..9, dove 0 = “Indirizzo non di magazzino” mentre &gt; 0 indica che l'indirizzo è anche un indirizzo di magazzino.</text:p>
      <text:p text:style-name="P5"/>
      <text:p text:style-name="P13"><text:span text:style-name="T3">ARTICLES: Articoli di</text:span> magazzino</text:p>
      <text:p text:style-name="P5"><text:s text:c="4"/>t.integer<text:tab/>"azienda"<text:tab/><text:tab/><text:tab/><text:tab/>:null =&gt; false</text:p>
      <text:p text:style-name="P5"><text:s text:c="4"/>t.string<text:tab/>"codice"<text:tab/>:limit =&gt; 20<text:tab/><text:tab/><text:tab/>:null =&gt; false</text:p>
      <text:p text:style-name="P5"><text:s text:c="4"/>t.string<text:tab/>"descriz"<text:tab/>:limit =&gt; 100<text:tab/><text:tab/><text:tab/>:null =&gt; false</text:p>
      <text:p text:style-name="P5"><text:s text:c="4"/>t.decimal <text:tab/>"prezzo"<text:tab/>:precision =&gt; 8<text:tab/>:scale =&gt; 2<text:tab/>:default =&gt; 0.0<text:tab/>:null =&gt; false</text:p>
      <text:p text:style-name="P5"><text:s text:c="2"/>add_index "articles", ["azienda", "codice"], :name =&gt; "idx_articles_on_codice", :unique =&gt; true</text:p>
      <text:p text:style-name="P5"><text:s text:c="2"/>add_index "articles", ["azienda", "descriz"], :name =&gt; "idx_articles_on_descriz", :unique =&gt; true</text:p>
      <text:p text:style-name="P5"/>
      <text:p text:style-name="P5">Il valore del campo PREZZO viene proposto su RIGDOC.PREZZO in fase di collegamento di una riga (RIGDOC.ARTICLE_ID = ARTICLE.ID)</text:p>
      <text:p text:style-name="P5"/>
      <text:p text:style-name="P16">CAUSMAGS: Causali di magazzino</text:p>
      <text:p text:style-name="P5"><text:s text:c="4"/>t.integer<text:tab/>"azienda"<text:tab/><text:tab/><text:tab/><text:tab/>:null =&gt; false</text:p>
      <text:p text:style-name="P5"><text:s text:c="4"/>t.integer<text:tab/>"tipo_doc"<text:tab/><text:tab/><text:tab/>:default =&gt; 0<text:tab/>:null =&gt; false</text:p>
      <text:p text:style-name="P5"><text:s text:c="4"/>t.string<text:tab/>"descriz"<text:tab/>:limit =&gt; 100<text:tab/><text:tab/><text:tab/>:null =&gt; false</text:p>
      <text:p text:style-name="P5"><text:s text:c="4"/>t.string<text:tab/>"des_caus"<text:tab/>:limit =&gt; 100</text:p>
      <text:p text:style-name="P5"><text:s text:c="4"/>t.string<text:tab/>"tipo"<text:tab/>:limit =&gt; 1<text:tab/><text:tab/><text:tab/>:null =&gt; false</text:p>
      <text:p text:style-name="P5"><text:s text:c="4"/>t.integer<text:tab/>"nrmagsrc"<text:tab/>:null =&gt; false</text:p>
      <text:p text:style-name="P5"><text:s text:c="4"/>t.integer<text:tab/>"nrmagdst"<text:tab/>:null =&gt; false</text:p>
      <text:p text:style-name="P5"><text:s text:c="4"/>t.string<text:tab/>"contabile"<text:tab/>:limit =&gt; 1<text:tab/><text:tab/><text:tab/>:null =&gt; false</text:p>
      <text:p text:style-name="P5"><text:s text:c="4"/>t.integer<text:tab/>"causale_id"</text:p>
      <text:p text:style-name="P5"><text:s text:c="4"/>t.string<text:tab/>"movimpmag"<text:tab/>:limit =&gt; 1<text:tab/><text:tab/><text:tab/>:null =&gt; false</text:p>
      <text:p text:style-name="P5"><text:s text:c="4"/>t.string<text:tab/>"magcli"<text:tab/>:limit =&gt; 1</text:p>
      <text:p text:style-name="P5"><text:s text:c="4"/>t.string<text:tab/>"modulo"<text:tab/>:limit =&gt; 50</text:p>
      <text:p text:style-name="P5"><text:s text:c="2"/>add_index "causmags", ["azienda", "descriz"], :name =&gt; "idx_causmags_on_descriz", :unique =&gt; true</text:p>
      <text:p text:style-name="P5"/>
      <text:p text:style-name="P5">TIPO_DOC: Numero da 0 a 9 (vedi codifica su file di parametrizzazione), gruppo appartenenza causale</text:p>
      <text:p text:style-name="P5">TIPO identifica il tipo di movimento: E = Entrata – U = Uscita – T = Trasferimento</text:p>
      <text:p text:style-name="P5">NRMAGSRC e NRMAGDST sono rispettivamente i magazzini di origine e destinazione che verranno proposti sui medesimi campi di TESDOC</text:p>
      <text:p text:style-name="P5">CONTABILE: S/N identifica se la cuasale ha un impatto sulla contabilità</text:p>
      <text:p text:style-name="P5">CAUSALE_ID: FK sulla tabella CAUSALES per la causale contabile</text:p>
      <text:p text:style-name="P5">MOVIMPMAG: M=Movimenta il magazzino – I=Impegna il magazzino – N = Nessun impatto sul magazzino</text:p>
      <text:p text:style-name="P5">MAGCLI: Indicare il tipo di movimento del magazzino cliente che si vuole monitorare. Carico – Scarico</text:p>
      <text:p text:style-name="P5">MODULO = Nome del prototipo di stampa</text:p>
      <text:p text:style-name="P5"/>
      <text:p text:style-name="P5">Mappatura delle causali di magazzino:</text:p>
      <text:p text:style-name="P25">Causali di magazzino<text:tab/>MovMag<text:tab/>Ent./Usc.<text:tab/>MovCont<text:tab/>Cli/For (tab:conto)</text:p>
      <text:p text:style-name="P9"><text:tab/>Descriz<text:tab/><text:tab/>MovImpMag<text:tab/>Tipo<text:tab/>Contabile<text:tab/>tipoconto (tab:conto)</text:p>
      <text:p text:style-name="P17">DDT C/Assoluto<text:tab/>M<text:tab/>U<text:tab/>N<text:tab/>C</text:p>
      <text:p text:style-name="P17">Fatt. Riep. C/Assoluto<text:tab/>N<text:tab/>U<text:tab/>S<text:tab/>C</text:p>
      <text:p text:style-name="P12">DDT C/Vendita-Deposito<text:tab/>M<text:tab/>U<text:tab/>N<text:tab/>C</text:p>
      <text:p text:style-name="P12">FATT. Rendic. Vendite<text:tab/>M<text:tab/>V<text:tab/>S<text:tab/>C</text:p>
      <text:p text:style-name="P17">FATT. Immediata<text:tab/>M<text:tab/>U<text:tab/>S<text:tab/>C</text:p>
      <text:p text:style-name="P12">ACQ da Fornitore<text:tab/>M<text:tab/>E<text:tab/>S<text:tab/>F</text:p>
      <text:p text:style-name="P17">Ordine emesso a fornitore<text:tab/>I<text:tab/>E<text:tab/>N<text:tab/>F</text:p>
      <text:p text:style-name="P18">--------------------------------------------------------------------------------------------</text:p>
      <text:p text:style-name="P14"><text:span text:style-name="T4">RESO da C/assoluto<text:tab/>M</text:span><text:span text:style-name="T6"><text:tab/>E<text:tab/>N<text:tab/>C</text:span></text:p>
      <text:p text:style-name="P11">NC. Riep. C/Assoluto<text:tab/>N<text:tab/>E<text:tab/>S<text:tab/>C</text:p>
      <text:p text:style-name="P12">RESO da C/Vendita-Deposito<text:tab/>M<text:tab/>E<text:tab/>N<text:tab/>C</text:p>
      <text:p text:style-name="P12">NC. Rendic. Resi<text:tab/>N<text:tab/>R<text:tab/>S<text:tab/>C</text:p>
      <text:p text:style-name="P11">NC. Immediata<text:tab/>M<text:tab/>E<text:tab/>S<text:tab/>C</text:p>
      <text:p text:style-name="P26"><text:span text:style-name="T3">RESO a Fornitore<text:tab/>M</text:span><text:tab/>U<text:tab/>S<text:tab/>F</text:p>
      <text:p text:style-name="P17">Ordine ricevuto<text:tab/>I<text:tab/>U<text:tab/>N<text:tab/>C</text:p>
      <text:p text:style-name="P16">CONTOS: Piano dei conti (clienti/fornitori/altro)</text:p>
      <text:p text:style-name="P5"><text:s text:c="4"/>t.integer<text:tab/>"azienda"<text:tab/><text:tab/><text:tab/><text:tab/>:null =&gt; false</text:p>
      <text:p text:style-name="P5"><text:s text:c="4"/>t.integer<text:tab/>"annoese"<text:tab/><text:tab/><text:tab/><text:tab/>:null =&gt; false</text:p>
      <text:p text:style-name="P5"><text:s text:c="4"/>t.integer<text:tab/>"codice"<text:tab/><text:tab/><text:tab/><text:tab/>:null =&gt; false</text:p>
      <text:p text:style-name="P5"><text:s text:c="4"/>t.string<text:tab/>"descriz"<text:tab/>:limit =&gt; 150<text:tab/><text:tab/><text:tab/>:null =&gt; false</text:p>
      <text:p text:style-name="P5"><text:s text:c="4"/>t.string<text:tab/>"tipoconto"<text:tab/>:limit =&gt; 1<text:tab/><text:tab/><text:tab/>:null =&gt; false</text:p>
      <text:p text:style-name="P5"><text:s text:c="4"/>t.string<text:tab/>"tipopeo"<text:tab/>:limit =&gt; 1<text:tab/><text:tab/><text:tab/>:null =&gt; false</text:p>
      <text:p text:style-name="P5"><text:s text:c="4"/>t.integer<text:tab/>"anagen_id"</text:p>
      <text:p text:style-name="P5"><text:s text:c="4"/>t.decimal<text:tab/>"sconto"<text:tab/>:precision =&gt; 5<text:tab/>:scale =&gt; 2<text:tab/>:default =&gt; 0.0<text:tab/>:null =&gt; false</text:p>
      <text:p text:style-name="P5"><text:s text:c="4"/>t.integer<text:tab/>"cntrpartita"</text:p>
      <text:p text:style-name="P5"><text:s text:c="2"/>add_index "contos", ["azienda", "annoese", "codice"], :name =&gt; "idx_contos_on_codice", :unique =&gt; true</text:p>
      <text:p text:style-name="P5"><text:s text:c="2"/>add_index "contos", ["azienda", "annoese", "descriz"], :name =&gt; "idx_contos_on_descriz"</text:p>
      <text:p text:style-name="P5"/>
      <text:p text:style-name="P5">TIPOPEO: P = Patrimoniale <text:s/>- E = Economico – O = d'Ordine</text:p>
      <text:p text:style-name="P5">TIPOCONTO: C = Conto riferito ad un Cliente <text:s/>- F = Conto riferito ad un Fornitore – A = Conto di altro tipo</text:p>
      <text:p text:style-name="P5">ANAGEN_ID = Valorizzato se TIPOCONTO = “C” o “F” e fa riferimento all'anagrafica soggetto</text:p>
      <text:p text:style-name="P5">SCONTO = Proposto su TESDOC</text:p>
      <text:p text:style-name="P5"/>
      <text:p text:style-name="P5">LOCALITAS: Città</text:p>
      <text:p text:style-name="P5"><text:s text:c="4"/>t.integer<text:tab/>"paese_id"</text:p>
      <text:p text:style-name="P5"><text:s text:c="4"/>t.string<text:tab/>"descriz"<text:tab/>:limit =&gt; 50<text:tab/><text:tab/><text:tab/>:null =&gt; false</text:p>
      <text:p text:style-name="P5"><text:s text:c="4"/>t.string<text:tab/>"prov"<text:tab/>:limit =&gt; 2</text:p>
      <text:p text:style-name="P5"><text:s text:c="4"/>t.string<text:tab/>"cap"<text:tab/>:limit =&gt; 5</text:p>
      <text:p text:style-name="P5"><text:s text:c="4"/>t.string<text:tab/>"codfis"<text:tab/>:limit =&gt; 4</text:p>
      <text:p text:style-name="P5"/>
      <text:p text:style-name="P5">PAESES: PAESI/STATI/NAZIONI</text:p>
      <text:p text:style-name="P5"><text:s text:c="4"/>t.string<text:tab/>"descriz"<text:tab/>:limit =&gt; 50<text:tab/><text:tab/><text:tab/>:null =&gt; false</text:p>
      <text:p text:style-name="P5"><text:s text:c="4"/>t.string<text:tab/>"tpeu"<text:tab/>:limit =&gt; 1<text:tab/><text:tab/><text:tab/>:null =&gt; false</text:p>
      <text:p text:style-name="P5"><text:s text:c="4"/>t.string<text:tab/>"prepiva"<text:tab/>:limit =&gt; 2</text:p>
      <text:p text:style-name="P5"><text:s text:c="4"/>t.string<text:tab/>"codfis"<text:tab/>:limit =&gt; 4</text:p>
      <text:p text:style-name="P5"><text:s text:c="2"/>add_index "paeses", ["descriz"], :name =&gt; "idx_paeses_on_descriz", :unique =&gt; true</text:p>
      <text:p text:style-name="P5"/>
      <text:p text:style-name="P5">TPEU: E=Europeo – X=eXtraeuropeo – N=Da assengare</text:p>
      <text:p text:style-name="P5"/>
      <text:p text:style-name="P5">CAUSALES: Causali contabili</text:p>
      <text:p text:style-name="P5"><text:s text:c="4"/>t.integer<text:tab/>"azienda"<text:tab/><text:tab/><text:tab/><text:tab/>:null =&gt; false</text:p>
      <text:p text:style-name="P5"><text:s text:c="4"/>t.string<text:tab/>"descriz"<text:tab/>:limit =&gt; 100<text:tab/><text:tab/><text:tab/>:null =&gt; false</text:p>
      <text:p text:style-name="P5"><text:s text:c="4"/>t.string<text:tab/>"tiporeg"<text:tab/>:limit =&gt; 1<text:tab/><text:tab/><text:tab/>:null =&gt; false</text:p>
      <text:p text:style-name="P5"><text:s text:c="4"/>t.string<text:tab/>"tipoiva"<text:tab/>:limit =&gt; 1<text:tab/><text:tab/><text:tab/>:null =&gt; false</text:p>
      <text:p text:style-name="P5"><text:s text:c="4"/>t.integer<text:tab/>"contoiva"</text:p>
      <text:p text:style-name="P5"><text:s text:c="2"/>add_index "causales", ["azienda", "descriz"], :name =&gt; "idx_causales_on_descriz", :unique =&gt; true</text:p>
      <text:p text:style-name="P5"/>
      <text:p text:style-name="P5">TIPOREG e TIPOIVA sono dei flag S/N</text:p>
      <text:p text:style-name="P5"/>
      <text:p text:style-name="P16">TESDOCS: Testata documento</text:p>
      <text:p text:style-name="P5"><text:s text:c="4"/>t.integer<text:tab/>"azienda"<text:tab/><text:tab/><text:tab/><text:tab/>:null =&gt; false</text:p>
      <text:p text:style-name="P5"><text:s text:c="4"/>t.integer<text:tab/>"annoese"<text:tab/><text:tab/><text:tab/><text:tab/>:null =&gt; false</text:p>
      <text:p text:style-name="P5"><text:s text:c="4"/>t.integer<text:tab/>"num_doc"<text:tab/><text:tab/><text:tab/><text:tab/>:null =&gt; false</text:p>
      <text:p text:style-name="P5"><text:s text:c="4"/>t.date<text:tab/>"data_doc"<text:tab/><text:tab/><text:tab/><text:tab/>:null =&gt; false</text:p>
      <text:p text:style-name="P5"><text:s text:c="4"/>t.string<text:tab/>"descriz"<text:tab/>:limit =&gt; 150</text:p>
      <text:p text:style-name="P5"><text:s text:c="4"/>t.integer<text:tab/>"tipo_doc"<text:tab/><text:tab/><text:tab/>:default =&gt; 0<text:tab/>:null =&gt; false</text:p>
      <text:p text:style-name="P5"><text:s text:c="4"/>t.integer<text:tab/>"causmag_id"</text:p>
      <text:p text:style-name="P5"><text:s text:c="4"/>t.integer<text:tab/>"conto_id"</text:p>
      <text:p text:style-name="P5"><text:s text:c="4"/>t.integer<text:tab/>"nrmagsrc"<text:tab/><text:tab/><text:tab/>:default =&gt; 0<text:tab/>:null =&gt; false</text:p>
      <text:p text:style-name="P5"><text:s text:c="4"/>t.integer<text:tab/>"nrmagdst"<text:tab/><text:tab/><text:tab/>:default =&gt; 0<text:tab/>:null =&gt; false</text:p>
      <text:p text:style-name="P5"><text:s text:c="4"/>t.string<text:tab/>"seguefatt"<text:tab/>:limit =&gt; 1<text:tab/><text:tab/>:default =&gt; "N"<text:tab/>:null =&gt; false</text:p>
      <text:p text:style-name="P5"><text:s text:c="4"/>t.decimal<text:tab/>"sconto"<text:tab/>:precision =&gt; 5<text:tab/>:scale =&gt; 2<text:tab/>:default =&gt; 0.0<text:tab/>:null =&gt; false</text:p>
      <text:p text:style-name="P5"><text:s text:c="2"/>add_index "tesdocs", ["causmag_id"], :name =&gt; "index_tesdocs_on_causmag_id"</text:p>
      <text:p text:style-name="P5"><text:s text:c="2"/>add_index "tesdocs", ["conto_id"], :name =&gt; "index_tesdocs_on_conto_id"</text:p>
      <text:p text:style-name="P5"/>
      <text:p text:style-name="P5">NRMAGSRC e NRMAGDST vengono valorizzati tramite la relazione con CAUSMAG in base al valore del campo CAUSMAGS.tipo:</text:p>
      <text:p text:style-name="P10">CAUSMAGS.TIPO<text:tab/>CAUSMAGS.NRMAGSRC<text:tab/>CAUSMAGS.NRMAGDST</text:p>
      <text:p text:style-name="P6"><text:tab/>E<text:tab/>TESDOC.ANAGEN(MAGS)<text:tab/>ANARIF(MAGS)</text:p>
      <text:p text:style-name="P7"><text:tab/>U<text:tab/>ANARIF(MAGS)<text:tab/>TESDOC.ANAGEN(MAGS)</text:p>
      <text:p text:style-name="P22"><text:tab/>T<text:tab/>ANARIF(MAGS)<text:tab/>ANARIF(MAGS)</text:p>
      <text:p text:style-name="P7"><text:tab/>V<text:tab/>ANARIF(MAGS)<text:tab/>TESDOC.ANAGEN(MAGS)</text:p>
      <text:p text:style-name="P6"><text:tab/>R<text:tab/>TESDOC.ANAGEN(MAGS)<text:tab/>ANARIF(MAGS)</text:p>
      <text:p text:style-name="P22"/>
      <text:p text:style-name="P6">TESDOC.ANAGEN(MAGS) = Magazzini disponibili per l'anagrafica della testata</text:p>
      <text:p text:style-name="P6">ANARIF(MAGS) = Magazzini disponibili per l'anagrafica di riferimento (azienda)</text:p>
      <text:p text:style-name="P5">Il gestionale propone <text:s/>nella testata il magazzino specificato nella CAUSMAG se, in base alle regole schematizzate sopra, tale magazzino appartiene all'anagrafica altrimenti propone come default 0 = Nessun magazzino.</text:p>
      <text:p text:style-name="P5"/>
      <text:p text:style-name="P5">RIGDOCS: Righe documento</text:p>
      <text:p text:style-name="P5"><text:s text:c="4"/>t.integer<text:tab/>"tesdoc_id"<text:tab/><text:tab/><text:tab/><text:tab/>:null =&gt; false</text:p>
      <text:p text:style-name="P5"><text:s text:c="4"/>t.integer<text:tab/>"article_id"</text:p>
      <text:p text:style-name="P5"><text:s text:c="4"/>t.string<text:tab/>"descriz"<text:tab/>:limit =&gt; 150</text:p>
      <text:p text:style-name="P5"><text:s text:c="4"/>t.integer<text:tab/>"qta"</text:p>
      <text:p text:style-name="P5"><text:s text:c="4"/>t.decimal<text:tab/>"prezzo"<text:tab/>:precision =&gt; 8<text:tab/>:scale =&gt; 2<text:tab/>:default =&gt; 0.0<text:tab/>:null =&gt; false</text:p>
      <text:p text:style-name="P5"><text:s text:c="4"/>t.decimal<text:tab/>"sconto"<text:tab/>:precision =&gt; 5<text:tab/>:scale =&gt; 2<text:tab/>:default =&gt; 0.0<text:tab/>:null =&gt; false</text:p>
      <text:p text:style-name="P5"><text:s text:c="4"/>t.integer<text:tab/>"prgrig"<text:tab/><text:tab/><text:tab/>:default =&gt; 0<text:tab/>:null =&gt; false</text:p>
      <text:p text:style-name="P5"><text:s text:c="2"/>add_index "rigdocs", ["article_id"], :name =&gt; "index_rigdocs_on_article_id"</text:p>
      <text:p text:style-name="P5"><text:s text:c="2"/>add_index "rigdocs", ["descriz"], :name =&gt; "index_rigdocs_on_descriz"</text:p>
      <text:p text:style-name="P5"><text:s text:c="2"/>add_index "rigdocs", ["tesdoc_id", "prgrig"], :name =&gt; "index_rigdocs_on_id_and_prgrig", :unique =&gt; true</text:p>
      <text:p text:style-name="P5"><text:s text:c="2"/>add_index "rigdocs", ["tesdoc_id"], :name =&gt; "index_rigdocs_on_tesdoc_id"</text:p>
      <text:p text:style-name="P5"/>
      <text:p text:style-name="P5"><text:soft-page-break/>PREZZO: Proposto tramite ARTICLE_ID.prezzo</text:p>
      <text:p text:style-name="P5">SCONTO: Proposto tramite TESDOC.sconto</text:p>
      <text:p text:style-name="P1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tab/><text:tab/>Movimento CONTABILE e MAGAZZINO</text:p>
      <text:p text:style-name="P8"/>
      <text:p text:style-name="P8"><text:tab/><text:tab/>Movimento MAGAZZINO</text:p>
      <text:p text:style-name="P8"/>
      <text:p text:style-name="P8"><text:tab/><text:tab/>Movmento CONTAB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Square" svg:viewBox="0 0 10 10" svg:d="m0 0h10v10h-10z"/>
    <draw:marker draw:name="Symmetric_20_Arrow" draw:display-name="Symmetric Arrow" svg:viewBox="0 0 1131 902" svg:d="m564 0-564 902h1131z"/>
    <draw:marker draw:name="msArrowEnd_20_5" draw:display-name="msArrowEnd 5" svg:viewBox="0 0 120 120" svg:d="m60 0 60 120h-120z"/>
    <draw:stroke-dash draw:name="Fine_20_Dashed_20__28_var_29_" draw:display-name="Fine Dashed (var)" draw:style="rect" draw:dots1="1" draw:dots1-length="197%" draw:distance="197%"/>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it" fo:country="IT"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d01</meta:initial-creator>
    <meta:creation-date>2012-05-08T12:14:00</meta:creation-date>
    <dc:date>2012-07-06T12:26:46.85</dc:date>
    <meta:editing-cycles>95</meta:editing-cycles>
    <meta:editing-duration>P2DT1H46M29S</meta:editing-duration>
    <meta:generator>OpenOffice.org/3.4$Win32 OpenOffice.org_project/340m1$Build-9590</meta:generator>
    <meta:print-date>2012-06-05T10:41:06.47</meta:print-date>
    <meta:document-statistic meta:table-count="0" meta:image-count="0" meta:object-count="0" meta:page-count="8" meta:paragraph-count="177" meta:word-count="1585" meta:character-count="11201"/>
  </office:meta>
</office:document-meta>
</file>